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9 月 份" calcext:value-type="string">
              <text:p><text:s text:c="7"/>中 華 民 國 102 年 9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2527" calcext:value-type="float">
            <text:p><text:s text:c="3"/>2,527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32" calcext:value-type="float">
            <text:p><text:s text:c="3"/>1.32 </text:p>
          </table:table-cell>
          <table:table-cell table:style-name="ce27" office:value-type="float" office:value="3385" calcext:value-type="float">
            <text:p><text:s text:c="3"/>3,385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76" calcext:value-type="float">
            <text:p><text:s text:c="3"/>1.76 </text:p>
          </table:table-cell>
          <table:table-cell table:style-name="ce27" office:value-type="float" office:value="15750" calcext:value-type="float">
            <text:p><text:s text:c="3"/>15,750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8.2" calcext:value-type="float">
            <text:p><text:s text:c="3"/>8.20 </text:p>
          </table:table-cell>
          <table:table-cell table:style-name="ce27" office:value-type="float" office:value="12365" calcext:value-type="float">
            <text:p><text:s text:c="3"/>12,365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44" calcext:value-type="float">
            <text:p><text:s text:c="3"/>6.44 </text:p>
          </table:table-cell>
          <table:table-cell table:style-name="ce27" office:value-type="float" office:value="12758" calcext:value-type="float">
            <text:p><text:s text:c="3"/>12,758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65" calcext:value-type="float">
            <text:p><text:s text:c="3"/>6.65 </text:p>
          </table:table-cell>
          <table:table-cell table:style-name="ce27" office:value-type="float" office:value="4510" calcext:value-type="float">
            <text:p><text:s text:c="3"/>4,51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5" calcext:value-type="float">
            <text:p><text:s text:c="3"/>2.35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616" calcext:value-type="float">
            <text:p><text:s text:c="3"/>1,616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98" calcext:value-type="float">
            <text:p><text:s text:c="3"/>4.98 </text:p>
          </table:table-cell>
          <table:table-cell table:style-name="ce27" office:value-type="float" office:value="1152" calcext:value-type="float">
            <text:p><text:s text:c="3"/>1,152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55" calcext:value-type="float">
            <text:p><text:s text:c="3"/>3.55 </text:p>
          </table:table-cell>
          <table:table-cell table:style-name="ce27" office:value-type="float" office:value="2751" calcext:value-type="float">
            <text:p><text:s text:c="3"/>2,751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47" calcext:value-type="float">
            <text:p><text:s text:c="3"/>8.47 </text:p>
          </table:table-cell>
          <table:table-cell table:style-name="ce27" office:value-type="float" office:value="1599" calcext:value-type="float">
            <text:p><text:s text:c="3"/>1,599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92" calcext:value-type="float">
            <text:p><text:s text:c="3"/>4.92 </text:p>
          </table:table-cell>
          <table:table-cell table:style-name="ce27" office:value-type="float" office:value="2567" calcext:value-type="float">
            <text:p><text:s text:c="3"/>2,567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91" calcext:value-type="float">
            <text:p><text:s text:c="3"/>7.91 </text:p>
          </table:table-cell>
          <table:table-cell table:style-name="ce27" office:value-type="float" office:value="850" calcext:value-type="float">
            <text:p><text:s text:c="3"/>850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433" calcext:value-type="float">
            <text:p><text:s/>－433 </text:p>
          </table:table-cell>
          <table:table-cell table:style-name="ce23" office:value-type="float" office:value="-0.16" calcext:value-type="float">
            <text:p><text:s/>－0.16 </text:p>
          </table:table-cell>
          <table:table-cell table:style-name="ce23" office:value-type="float" office:value="-1.96" calcext:value-type="float">
            <text:p><text:s/>－1.96 </text:p>
          </table:table-cell>
          <table:table-cell table:style-name="ce27" office:value-type="float" office:value="696" calcext:value-type="float">
            <text:p><text:s text:c="3"/>696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16" calcext:value-type="float">
            <text:p><text:s text:c="3"/>3.16 </text:p>
          </table:table-cell>
          <table:table-cell table:style-name="ce27" office:value-type="float" office:value="2009" calcext:value-type="float">
            <text:p><text:s text:c="3"/>2,009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9.11" calcext:value-type="float">
            <text:p><text:s text:c="3"/>9.11 </text:p>
          </table:table-cell>
          <table:table-cell table:style-name="ce27" office:value-type="float" office:value="1313" calcext:value-type="float">
            <text:p><text:s text:c="3"/>1,313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6" calcext:value-type="float">
            <text:p><text:s text:c="3"/>5.96 </text:p>
          </table:table-cell>
          <table:table-cell table:style-name="ce27" office:value-type="float" office:value="1747" calcext:value-type="float">
            <text:p><text:s text:c="3"/>1,747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93" calcext:value-type="float">
            <text:p><text:s text:c="3"/>7.93 </text:p>
          </table:table-cell>
          <table:table-cell table:style-name="ce27" office:value-type="float" office:value="491" calcext:value-type="float">
            <text:p><text:s text:c="3"/>491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953" calcext:value-type="float">
            <text:p><text:s text:c="3"/>953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3" calcext:value-type="float">
            <text:p><text:s text:c="3"/>4.30 </text:p>
          </table:table-cell>
          <table:table-cell table:style-name="ce27" office:value-type="float" office:value="811" calcext:value-type="float">
            <text:p><text:s text:c="3"/>811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66" calcext:value-type="float">
            <text:p><text:s text:c="3"/>3.66 </text:p>
          </table:table-cell>
          <table:table-cell table:style-name="ce27" office:value-type="float" office:value="1971" calcext:value-type="float">
            <text:p><text:s text:c="3"/>1,971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89" calcext:value-type="float">
            <text:p><text:s text:c="3"/>8.89 </text:p>
          </table:table-cell>
          <table:table-cell table:style-name="ce27" office:value-type="float" office:value="1160" calcext:value-type="float">
            <text:p><text:s text:c="3"/>1,160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3" calcext:value-type="float">
            <text:p><text:s text:c="3"/>5.23 </text:p>
          </table:table-cell>
          <table:table-cell table:style-name="ce27" office:value-type="float" office:value="1588" calcext:value-type="float">
            <text:p><text:s text:c="3"/>1,58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16" calcext:value-type="float">
            <text:p><text:s text:c="3"/>7.16 </text:p>
          </table:table-cell>
          <table:table-cell table:style-name="ce27" office:value-type="float" office:value="524" calcext:value-type="float">
            <text:p><text:s text:c="3"/>52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9" calcext:value-type="float">
            <text:p><text:s text:c="3"/>29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7" office:value-type="float" office:value="56" calcext:value-type="float">
            <text:p><text:s text:c="3"/>56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6" calcext:value-type="float">
            <text:p><text:s text:c="3"/>0.36 </text:p>
          </table:table-cell>
          <table:table-cell table:style-name="ce27" office:value-type="float" office:value="1186" calcext:value-type="float">
            <text:p><text:s text:c="3"/>1,186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7" office:value-type="float" office:value="1130" calcext:value-type="float">
            <text:p><text:s text:c="3"/>1,130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3" calcext:value-type="float">
            <text:p><text:s text:c="3"/>7.30 </text:p>
          </table:table-cell>
          <table:table-cell table:style-name="ce27" office:value-type="float" office:value="862" calcext:value-type="float">
            <text:p><text:s text:c="3"/>862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57" calcext:value-type="float">
            <text:p><text:s text:c="3"/>5.57 </text:p>
          </table:table-cell>
          <table:table-cell table:style-name="ce27" office:value-type="float" office:value="373" calcext:value-type="float">
            <text:p><text:s text:c="3"/>373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1" calcext:value-type="float">
            <text:p><text:s text:c="3"/>2.4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202" calcext:value-type="float">
            <text:p><text:s/>－202 </text:p>
          </table:table-cell>
          <table:table-cell table:style-name="ce23" office:value-type="float" office:value="-0.07" calcext:value-type="float">
            <text:p><text:s/>－0.07 </text:p>
          </table:table-cell>
          <table:table-cell table:style-name="ce23" office:value-type="float" office:value="-0.88" calcext:value-type="float">
            <text:p><text:s/>－0.88 </text:p>
          </table:table-cell>
          <table:table-cell table:style-name="ce27" office:value-type="float" office:value="133" calcext:value-type="float">
            <text:p><text:s text:c="3"/>133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7" office:value-type="float" office:value="1721" calcext:value-type="float">
            <text:p><text:s text:c="3"/>1,721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3" calcext:value-type="float">
            <text:p><text:s text:c="3"/>7.53 </text:p>
          </table:table-cell>
          <table:table-cell table:style-name="ce27" office:value-type="float" office:value="1588" calcext:value-type="float">
            <text:p><text:s text:c="3"/>1,588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95" calcext:value-type="float">
            <text:p><text:s text:c="3"/>6.95 </text:p>
          </table:table-cell>
          <table:table-cell table:style-name="ce27" office:value-type="float" office:value="1390" calcext:value-type="float">
            <text:p><text:s text:c="3"/>1,390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7" office:value-type="float" office:value="525" calcext:value-type="float">
            <text:p><text:s text:c="3"/>52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601" calcext:value-type="float">
            <text:p><text:s/>－601 </text:p>
          </table:table-cell>
          <table:table-cell table:style-name="ce23" office:value-type="float" office:value="-0.07" calcext:value-type="float">
            <text:p><text:s/>－0.07 </text:p>
          </table:table-cell>
          <table:table-cell table:style-name="ce23" office:value-type="float" office:value="-0.79" calcext:value-type="float">
            <text:p><text:s/>－0.79 </text:p>
          </table:table-cell>
          <table:table-cell table:style-name="ce27" office:value-type="float" office:value="464" calcext:value-type="float">
            <text:p><text:s text:c="3"/>464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7" office:value-type="float" office:value="5992" calcext:value-type="float">
            <text:p><text:s text:c="3"/>5,992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9" calcext:value-type="float">
            <text:p><text:s text:c="3"/>7.90 </text:p>
          </table:table-cell>
          <table:table-cell table:style-name="ce27" office:value-type="float" office:value="5528" calcext:value-type="float">
            <text:p><text:s text:c="3"/>5,528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4549" calcext:value-type="float">
            <text:p><text:s text:c="3"/>4,54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9" calcext:value-type="float">
            <text:p><text:s text:c="3"/>5.99 </text:p>
          </table:table-cell>
          <table:table-cell table:style-name="ce27" office:value-type="float" office:value="1733" calcext:value-type="float">
            <text:p><text:s text:c="3"/>1,733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68" calcext:value-type="float">
            <text:p><text:s/>－68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" calcext:value-type="float">
            <text:p><text:s/>－1.80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8" office:value-type="float" office:value="303" calcext:value-type="float">
            <text:p><text:s text:c="3"/>30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" calcext:value-type="float">
            <text:p><text:s text:c="3"/>7.00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04" calcext:value-type="float">
            <text:p><text:s text:c="3"/>5.04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072" calcext:value-type="float">
            <text:p><text:s text:c="3"/>1,07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39" calcext:value-type="float">
            <text:p><text:s text:c="3"/>6.39 </text:p>
          </table:table-cell>
          <table:table-cell table:style-name="ce28" office:value-type="float" office:value="457" calcext:value-type="float">
            <text:p><text:s text:c="3"/>45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73" calcext:value-type="float">
            <text:p><text:s text:c="3"/>2.73 </text:p>
          </table:table-cell>
          <table:table-cell table:style-name="ce28" office:value-type="float" office:value="1321" calcext:value-type="float">
            <text:p><text:s text:c="3"/>1,321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88" calcext:value-type="float">
            <text:p><text:s text:c="3"/>7.88 </text:p>
          </table:table-cell>
          <table:table-cell table:style-name="ce28" office:value-type="float" office:value="864" calcext:value-type="float">
            <text:p><text:s text:c="3"/>864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28" office:value-type="float" office:value="1243" calcext:value-type="float">
            <text:p><text:s text:c="3"/>1,24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1" calcext:value-type="float">
            <text:p><text:s text:c="3"/>7.41 </text:p>
          </table:table-cell>
          <table:table-cell table:style-name="ce28" office:value-type="float" office:value="511" calcext:value-type="float">
            <text:p><text:s text:c="3"/>511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99" calcext:value-type="float">
            <text:p><text:s text:c="3"/>799 </text:p>
          </table:table-cell>
          <table:table-cell table:style-name="ce24" office:value-type="float" office:value="1.51" calcext:value-type="float">
            <text:p><text:s text:c="3"/>1.51 </text:p>
          </table:table-cell>
          <table:table-cell table:style-name="ce24" office:value-type="float" office:value="18.4" calcext:value-type="float">
            <text:p><text:s text:c="3"/>18.40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7" calcext:value-type="float">
            <text:p><text:s text:c="3"/>3.57 </text:p>
          </table:table-cell>
          <table:table-cell table:style-name="ce28" office:value-type="float" office:value="408" calcext:value-type="float">
            <text:p><text:s text:c="3"/>408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39" calcext:value-type="float">
            <text:p><text:s text:c="3"/>9.39 </text:p>
          </table:table-cell>
          <table:table-cell table:style-name="ce28" office:value-type="float" office:value="253" calcext:value-type="float">
            <text:p><text:s text:c="3"/>253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2" calcext:value-type="float">
            <text:p><text:s text:c="3"/>5.82 </text:p>
          </table:table-cell>
          <table:table-cell table:style-name="ce28" office:value-type="float" office:value="322" calcext:value-type="float">
            <text:p><text:s text:c="3"/>322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1" calcext:value-type="float">
            <text:p><text:s text:c="3"/>7.41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84" calcext:value-type="float">
            <text:p><text:s text:c="3"/>84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1" calcext:value-type="float">
            <text:p><text:s text:c="3"/>1.81 </text:p>
          </table:table-cell>
          <table:table-cell table:style-name="ce28" office:value-type="float" office:value="102" calcext:value-type="float">
            <text:p><text:s text:c="3"/>10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2" calcext:value-type="float">
            <text:p><text:s text:c="3"/>2.20 </text:p>
          </table:table-cell>
          <table:table-cell table:style-name="ce28" office:value-type="float" office:value="451" calcext:value-type="float">
            <text:p><text:s text:c="3"/>451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71" calcext:value-type="float">
            <text:p><text:s text:c="3"/>9.71 </text:p>
          </table:table-cell>
          <table:table-cell table:style-name="ce28" office:value-type="float" office:value="349" calcext:value-type="float">
            <text:p><text:s text:c="3"/>349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1" calcext:value-type="float">
            <text:p><text:s text:c="3"/>7.51 </text:p>
          </table:table-cell>
          <table:table-cell table:style-name="ce28" office:value-type="float" office:value="312" calcext:value-type="float">
            <text:p><text:s text:c="3"/>312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07" calcext:value-type="float">
            <text:p><text:s/>－507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4" office:value-type="float" office:value="-4.76" calcext:value-type="float">
            <text:p><text:s/>－4.76 </text:p>
          </table:table-cell>
          <table:table-cell table:style-name="ce28" office:value-type="float" office:value="227" calcext:value-type="float">
            <text:p><text:s text:c="3"/>22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3" calcext:value-type="float">
            <text:p><text:s text:c="3"/>2.13 </text:p>
          </table:table-cell>
          <table:table-cell table:style-name="ce28" office:value-type="float" office:value="984" calcext:value-type="float">
            <text:p><text:s text:c="3"/>984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9.23" calcext:value-type="float">
            <text:p><text:s text:c="3"/>9.23 </text:p>
          </table:table-cell>
          <table:table-cell table:style-name="ce28" office:value-type="float" office:value="757" calcext:value-type="float">
            <text:p><text:s text:c="3"/>75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587" calcext:value-type="float">
            <text:p><text:s text:c="3"/>587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28" office:value-type="float" office:value="195" calcext:value-type="float">
            <text:p><text:s text:c="3"/>19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28" calcext:value-type="float">
            <text:p><text:s/>－328 </text:p>
          </table:table-cell>
          <table:table-cell table:style-name="ce24" office:value-type="float" office:value="-0.63" calcext:value-type="float">
            <text:p><text:s/>－0.63 </text:p>
          </table:table-cell>
          <table:table-cell table:style-name="ce24" office:value-type="float" office:value="-7.7" calcext:value-type="float">
            <text:p><text:s/>－7.70 </text:p>
          </table:table-cell>
          <table:table-cell table:style-name="ce28" office:value-type="float" office:value="-112" calcext:value-type="float">
            <text:p><text:s/>－112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63" calcext:value-type="float">
            <text:p><text:s/>－2.63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1" calcext:value-type="float">
            <text:p><text:s text:c="3"/>6.41 </text:p>
          </table:table-cell>
          <table:table-cell table:style-name="ce28" office:value-type="float" office:value="385" calcext:value-type="float">
            <text:p><text:s text:c="3"/>385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04" calcext:value-type="float">
            <text:p><text:s text:c="3"/>9.04 </text:p>
          </table:table-cell>
          <table:table-cell table:style-name="ce28" office:value-type="float" office:value="205" calcext:value-type="float">
            <text:p><text:s text:c="3"/>205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1" calcext:value-type="float">
            <text:p><text:s text:c="3"/>4.81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90" calcext:value-type="float">
            <text:p><text:s/>－290 </text:p>
          </table:table-cell>
          <table:table-cell table:style-name="ce24" office:value-type="float" office:value="-0.41" calcext:value-type="float">
            <text:p><text:s/>－0.41 </text:p>
          </table:table-cell>
          <table:table-cell table:style-name="ce24" office:value-type="float" office:value="-4.98" calcext:value-type="float">
            <text:p><text:s/>－4.98 </text:p>
          </table:table-cell>
          <table:table-cell table:style-name="ce28" office:value-type="float" office:value="-135" calcext:value-type="float">
            <text:p><text:s/>－135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32" calcext:value-type="float">
            <text:p><text:s/>－2.32 </text:p>
          </table:table-cell>
          <table:table-cell table:style-name="ce28" office:value-type="float" office:value="426" calcext:value-type="float">
            <text:p><text:s text:c="3"/>42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28" office:value-type="float" office:value="561" calcext:value-type="float">
            <text:p><text:s text:c="3"/>561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63" calcext:value-type="float">
            <text:p><text:s text:c="3"/>9.63 </text:p>
          </table:table-cell>
          <table:table-cell table:style-name="ce28" office:value-type="float" office:value="296" calcext:value-type="float">
            <text:p><text:s text:c="3"/>296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8" calcext:value-type="float">
            <text:p><text:s text:c="3"/>5.08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61" calcext:value-type="float">
            <text:p><text:s/>－361 </text:p>
          </table:table-cell>
          <table:table-cell table:style-name="ce24" office:value-type="float" office:value="-0.68" calcext:value-type="float">
            <text:p><text:s/>－0.68 </text:p>
          </table:table-cell>
          <table:table-cell table:style-name="ce24" office:value-type="float" office:value="-8.28" calcext:value-type="float">
            <text:p><text:s/>－8.28 </text:p>
          </table:table-cell>
          <table:table-cell table:style-name="ce28" office:value-type="float" office:value="-181" calcext:value-type="float">
            <text:p><text:s/>－181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15" calcext:value-type="float">
            <text:p><text:s/>－4.15 </text:p>
          </table:table-cell>
          <table:table-cell table:style-name="ce28" office:value-type="float" office:value="256" calcext:value-type="float">
            <text:p><text:s text:c="3"/>256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28" office:value-type="float" office:value="437" calcext:value-type="float">
            <text:p><text:s text:c="3"/>43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10.03" calcext:value-type="float">
            <text:p><text:s text:c="3"/>10.03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1" calcext:value-type="float">
            <text:p><text:s text:c="3"/>4.61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19" calcext:value-type="float">
            <text:p><text:s/>－619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4" office:value-type="float" office:value="-8.82" calcext:value-type="float">
            <text:p><text:s/>－8.82 </text:p>
          </table:table-cell>
          <table:table-cell table:style-name="ce28" office:value-type="float" office:value="-120" calcext:value-type="float">
            <text:p><text:s/>－120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71" calcext:value-type="float">
            <text:p><text:s/>－1.71 </text:p>
          </table:table-cell>
          <table:table-cell table:style-name="ce28" office:value-type="float" office:value="455" calcext:value-type="float">
            <text:p><text:s text:c="3"/>455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8" calcext:value-type="float">
            <text:p><text:s text:c="3"/>6.48 </text:p>
          </table:table-cell>
          <table:table-cell table:style-name="ce28" office:value-type="float" office:value="575" calcext:value-type="float">
            <text:p><text:s text:c="3"/>57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28" office:value-type="float" office:value="316" calcext:value-type="float">
            <text:p><text:s text:c="3"/>316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5" calcext:value-type="float">
            <text:p><text:s text:c="3"/>4.50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48" calcext:value-type="float">
            <text:p><text:s/>－148 </text:p>
          </table:table-cell>
          <table:table-cell table:style-name="ce24" office:value-type="float" office:value="-0.66" calcext:value-type="float">
            <text:p><text:s/>－0.66 </text:p>
          </table:table-cell>
          <table:table-cell table:style-name="ce24" office:value-type="float" office:value="-8" calcext:value-type="float">
            <text:p><text:s/>－8.00 </text:p>
          </table:table-cell>
          <table:table-cell table:style-name="ce28" office:value-type="float" office:value="-61" calcext:value-type="float">
            <text:p><text:s/>－61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3" calcext:value-type="float">
            <text:p><text:s/>－3.30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92" calcext:value-type="float">
            <text:p><text:s text:c="3"/>10.92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8" calcext:value-type="float">
            <text:p><text:s text:c="3"/>5.08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24" calcext:value-type="float">
            <text:p><text:s/>－3.24 </text:p>
          </table:table-cell>
          <table:table-cell table:style-name="ce28" office:value-type="float" office:value="-25" calcext:value-type="float">
            <text:p><text:s/>－25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4" office:value-type="float" office:value="-0.91" calcext:value-type="float">
            <text:p><text:s/>－0.91 </text:p>
          </table:table-cell>
          <table:table-cell table:style-name="ce28" office:value-type="float" office:value="221" calcext:value-type="float">
            <text:p><text:s text:c="3"/>22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246" calcext:value-type="float">
            <text:p><text:s text:c="3"/>24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96" calcext:value-type="float">
            <text:p><text:s text:c="3"/>8.96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01" calcext:value-type="float">
            <text:p><text:s text:c="3"/>6.01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61" calcext:value-type="float">
            <text:p><text:s text:c="3"/>6.61 </text:p>
          </table:table-cell>
          <table:table-cell table:style-name="ce28" office:value-type="float" office:value="0" calcext:value-type="float">
            <text:p>－ </text:p>
          </table:table-cell>
          <table:table-cell table:number-columns-repeated="2" table:style-name="ce24" office:value-type="float" office:value="0" calcext:value-type="float">
            <text:p>－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8" calcext:value-type="float">
            <text:p><text:s text:c="3"/>7.58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58" calcext:value-type="float">
            <text:p><text:s text:c="3"/>7.58 </text:p>
          </table:table-cell>
          <table:table-cell table:style-name="ce28" office:value-type="float" office:value="36" calcext:value-type="float">
            <text:p><text:s text:c="3"/>36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42" calcext:value-type="float">
            <text:p><text:s/>－342 </text:p>
          </table:table-cell>
          <table:table-cell table:style-name="ce24" office:value-type="float" office:value="-0.91" calcext:value-type="float">
            <text:p><text:s/>－0.91 </text:p>
          </table:table-cell>
          <table:table-cell table:style-name="ce24" office:value-type="float" office:value="-11.07" calcext:value-type="float">
            <text:p><text:s/>－11.07 </text:p>
          </table:table-cell>
          <table:table-cell table:style-name="ce28" office:value-type="float" office:value="-71" calcext:value-type="float">
            <text:p><text:s/>－71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3" calcext:value-type="float">
            <text:p><text:s/>－2.30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5" calcext:value-type="float">
            <text:p><text:s text:c="3"/>5.15 </text:p>
          </table:table-cell>
          <table:table-cell table:style-name="ce28" office:value-type="float" office:value="230" calcext:value-type="float">
            <text:p><text:s text:c="3"/>230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7" calcext:value-type="float">
            <text:p><text:s text:c="3"/>6.67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96" calcext:value-type="float">
            <text:p><text:s text:c="3"/>296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28" office:value-type="float" office:value="187" calcext:value-type="float">
            <text:p><text:s text:c="3"/>18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32" calcext:value-type="float">
            <text:p><text:s text:c="3"/>5.32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93" calcext:value-type="float">
            <text:p><text:s text:c="3"/>10.93 </text:p>
          </table:table-cell>
          <table:table-cell table:style-name="ce28" office:value-type="float" office:value="197" calcext:value-type="float">
            <text:p><text:s text:c="3"/>197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1" calcext:value-type="float">
            <text:p><text:s text:c="3"/>5.61 </text:p>
          </table:table-cell>
          <table:table-cell table:style-name="ce28" office:value-type="float" office:value="267" calcext:value-type="float">
            <text:p><text:s text:c="3"/>26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6" calcext:value-type="float">
            <text:p><text:s text:c="3"/>7.60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54" calcext:value-type="float">
            <text:p><text:s/>－154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6.91" calcext:value-type="float">
            <text:p><text:s/>－6.91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9" calcext:value-type="float">
            <text:p><text:s text:c="3"/>4.89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165" calcext:value-type="float">
            <text:p><text:s text:c="3"/>1,165 </text:p>
          </table:table-cell>
          <table:table-cell table:style-name="ce23" office:value-type="float" office:value="8.98" calcext:value-type="float">
            <text:p><text:s text:c="3"/>8.98 </text:p>
          </table:table-cell>
          <table:table-cell table:style-name="ce23" office:value-type="float" office:value="109.2" calcext:value-type="float">
            <text:p><text:s text:c="3"/>109.20 </text:p>
          </table:table-cell>
          <table:table-cell table:style-name="ce27" office:value-type="float" office:value="73" calcext:value-type="float">
            <text:p><text:s text:c="3"/>7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81" calcext:value-type="float">
            <text:p><text:s text:c="3"/>6.81 </text:p>
          </table:table-cell>
          <table:table-cell table:style-name="ce27" office:value-type="float" office:value="120" calcext:value-type="float">
            <text:p><text:s text:c="3"/>120 </text:p>
          </table:table-cell>
          <table:table-cell table:style-name="ce23" office:value-type="float" office:value="0.92" calcext:value-type="float">
            <text:p><text:s text:c="3"/>0.92 </text:p>
          </table:table-cell>
          <table:table-cell table:style-name="ce23" office:value-type="float" office:value="11.2" calcext:value-type="float">
            <text:p><text:s text:c="3"/>11.20 </text:p>
          </table:table-cell>
          <table:table-cell table:style-name="ce27" office:value-type="float" office:value="47" calcext:value-type="float">
            <text:p><text:s text:c="3"/>47 </text:p>
          </table:table-cell>
          <table:table-cell table:style-name="ce23" office:value-type="float" office:value="0.36" calcext:value-type="float">
            <text:p><text:s text:c="3"/>0.36 </text:p>
          </table:table-cell>
          <table:table-cell table:style-name="ce23" office:value-type="float" office:value="4.39" calcext:value-type="float">
            <text:p><text:s text:c="3"/>4.39 </text:p>
          </table:table-cell>
          <table:table-cell table:style-name="ce27" office:value-type="float" office:value="55" calcext:value-type="float">
            <text:p><text:s text:c="3"/>55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13" calcext:value-type="float">
            <text:p><text:s text:c="3"/>5.13 </text:p>
          </table:table-cell>
          <table:table-cell table:style-name="ce17" office:value-type="float" office:value="14" calcext:value-type="float">
            <text:p><text:s text:c="3"/>14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38" office:value-type="float" office:value="1.31" calcext:value-type="float">
            <text:p><text:s text:c="3"/>1.31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079" calcext:value-type="float">
            <text:p><text:s text:c="3"/>1,079 </text:p>
          </table:table-cell>
          <table:table-cell table:style-name="ce25" office:value-type="float" office:value="9.16" calcext:value-type="float">
            <text:p><text:s text:c="3"/>9.16 </text:p>
          </table:table-cell>
          <table:table-cell table:style-name="ce25" office:value-type="float" office:value="111.4" calcext:value-type="float">
            <text:p><text:s text:c="3"/>111.40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31" office:value-type="float" office:value="0.56" calcext:value-type="float">
            <text:p><text:s text:c="3"/>0.56 </text:p>
          </table:table-cell>
          <table:table-cell table:style-name="ce31" office:value-type="float" office:value="6.78" calcext:value-type="float">
            <text:p><text:s text:c="3"/>6.78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31" office:value-type="float" office:value="0.9" calcext:value-type="float">
            <text:p><text:s text:c="3"/>0.90 </text:p>
          </table:table-cell>
          <table:table-cell table:style-name="ce31" office:value-type="float" office:value="10.89" calcext:value-type="float">
            <text:p><text:s text:c="3"/>10.89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31" office:value-type="float" office:value="0.34" calcext:value-type="float">
            <text:p><text:s text:c="3"/>0.34 </text:p>
          </table:table-cell>
          <table:table-cell table:style-name="ce31" office:value-type="float" office:value="4.11" calcext:value-type="float">
            <text:p><text:s text:c="3"/>4.11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31" office:value-type="float" office:value="0.42" calcext:value-type="float">
            <text:p><text:s text:c="3"/>0.42 </text:p>
          </table:table-cell>
          <table:table-cell table:style-name="ce31" office:value-type="float" office:value="5.14" calcext:value-type="float">
            <text:p><text:s text:c="3"/>5.14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31" office:value-type="float" office:value="0.11" calcext:value-type="float">
            <text:p><text:s text:c="3"/>0.11 </text:p>
          </table:table-cell>
          <table:table-cell table:style-name="ce40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24" office:value-type="float" office:value="87.52" calcext:value-type="float">
            <text:p><text:s text:c="3"/>87.52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17" calcext:value-type="float">
            <text:p><text:s text:c="3"/>1.17 </text:p>
          </table:table-cell>
          <table:table-cell table:style-name="ce24" office:value-type="float" office:value="14.2" calcext:value-type="float">
            <text:p><text:s text:c="3"/>14.20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7" calcext:value-type="float">
            <text:p><text:s text:c="3"/>5.07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1.01" calcext:value-type="float">
            <text:p><text:s text:c="3"/>1.01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10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10-03T16:06:46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